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50%"/>
      <style:text-properties style:font-name="Times New Roman" fo:font-size="11pt" style:font-size-asian="11pt" style:font-size-complex="11pt"/>
    </style:style>
    <style:style style:name="P9" style:family="paragraph" style:parent-style-name="Preformatted_20_Text">
      <style:paragraph-properties fo:line-height="100%"/>
      <style:text-properties style:font-name="Times New Roman" fo:font-size="11pt" style:font-size-asian="11pt" style:font-size-complex="11pt"/>
    </style:style>
    <style:style style:name="P10"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propositions and proofs of communication patterns in Concurrent ML[?] that have practical benefits towards performance in multiprocessor environments. <text:s/>We will develop a constraint-based static analysis that describes all the communications possible with varying precision. <text:s/>We will also define a small-step semantics for Concurrent ML and prove that our analysis is sound with respect to the semantics. <text:s/>Our propositions, proofs, and theorems will use Isabelle/HOL[?] as the formal language of reasoning. <text:s/>The proofs will also be mechanically checked using Isabelle[?].</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so that the placement of code need not have bearing on the execution order. <text:s/>The language provides a synchronization mechanism that enables specification of execution order between non-adjacent code segments. <text:s/>It is often the case that synchronization is necessary when data is shared. <text:s/>Thus, synchronization and data sharing mechanisms are actually subsumed by a uniform communication mechanism. <text:s/>The uniform mechanism is safer<text:note text:id="ftn0" text:note-class="footnote"><text:note-citation>1</text:note-citation><text:note-body><text:p text:style-name="P8">.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o either send data or receive data. <text:s/>A given channel can have multiple processes sending data on it and multiple processes receiving data from it over the course of the program's execution. <text:s/>A many-to-many channel has any number of senders and receivers; a one-to-many channel has one sender and any <text:soft-page-break/>number of receivers; a many-to-one channel has any number of senders and exactly one receiver; a one-to-one channel has exactly one of each; a one-shot channel has exactly one sender and sends data only once.</text:p>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need not consider states where other processes are also trying to communicate on the same channel, since the course-grain interleaving ensure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Channels known to have only one sender or one receiver can have lower communication costs than those with arbitrary number of senders and arbitrary number of receivers, since the cost of handling competing processes can be at least partially eliminated.</text:p>
      <text:p text:style-name="P1"><text:tab/>A static analysis that describes communication pattern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semantics of the program. The analysis is computable iff there exists an algorithm that determines all the values described by the analysis on any input program.</text:p>
      <text:p text:style-name="P1"><text:tab/>Our static analysis will describe for all channels in a program, all processes that possibly send or receive on the channel. <text:s/>Additionally, it will classify channels as one-shot, one-to-one, one-to-many, many-to-one, or many-to-many. <text:s/>We will show that the static analysis is informative by demonstrating programs for which the static analysis classifies some channels as one-to-many, many-to-one or more precise.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its equivalence with a regular-tree grammar, which is provably computable. <text:s/>produces all valid information of the grammar. <text:s/>In order to ensure that our analysis is informative, sound, and <text:soft-page-break/>computable, we will construct our analysis, semantics, and theorems in the formal language of Isabelle/HOL, which will enable mechanical verification by the proof assistant Isabelle. <text:s/>To aid the development of formal proofs, we will design the analysis as constraint-based, in terms of axioms and inference rules, in contrast to recursive functions. <text:s/>Additionally, To aid the scrutiny of the adequacy of our definitions and propositions, we will express our definitions and propositions, with the fewest number of structures necessary. <text:s/>Thus, efficiency of computation will be ignored.</text:p>
      <text:p text:style-name="P1"><text:tab/></text:p>
      <text:p text:style-name="P1"><text:tab/></text:p>
      <text:p text:style-name="P1"/>
      <text:p text:style-name="P1"/>
      <text:p text:style-name="P1"/>
      <text:p text:style-name="P1"/>
      <text:p text:style-name="P1">---- Related Work ----</text:p>
      <text:p text:style-name="P9"/>
      <text:list xml:id="list7152788034938822398" text:style-name="L7">
        <text:list-item>
          <text:p text:style-name="P10">Concurrent ML specialization:</text:p>
          <text:list>
            <text:list-item>
              <text:p text:style-name="P10">http://people.cs.uchicago.edu/~jhr/papers/2007/popl-cml-opt.pdf</text:p>
            </text:list-item>
          </text:list>
        </text:list-item>
        <text:list-item>
          <text:p text:style-name="P10">parallel concurrent ml:</text:p>
          <text:list>
            <text:list-item>
              <text:p text:style-name="P10">http://people.cs.uchicago.edu/~jhr/papers/2009/icfp-parallel-cml.pdf</text:p>
            </text:list-item>
          </text:list>
        </text:list-item>
        <text:list-item>
          <text:p text:style-name="P10">Deadlock in Go: </text:p>
          <text:list>
            <text:list-item>
              <text:p text:style-name="P10">https://arxiv.org/pdf/1608.08330.pdf</text:p>
            </text:list-item>
          </text:list>
        </text:list-item>
        <text:list-item>
          <text:p text:style-name="P10">Finite communication topologies in CML:</text:p>
          <text:list>
            <text:list-item>
              <text:p text:style-name="P10"><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10"><text:span text:style-name="T1">Communication Topology Analysis:</text:span></text:p>
          <text:list>
            <text:list-item>
              <text:p text:style-name="P10"><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9"><text:span text:style-name="T1"/></text:p>
      <text:list xml:id="list2158040260" text:continue-numbering="true" text:style-name="L7">
        <text:list-item>
          <text:list>
            <text:list-header>
              <text:p text:style-name="P10"><text:span text:style-name="T1"/></text:p>
            </text:list-header>
          </text:list>
        </text:list-item>
      </text:list>
      <text:p text:style-name="P1"/>
      <text:p text:style-name="P1"/>
      <text:p text:style-name="P1"/>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text:soft-page-break/>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text:soft-page-break/>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7T15:44:15</dc:date>
    <dc:creator>Thomas Logan</dc:creator>
    <meta:generator>OpenOffice/4.1.3$Unix OpenOffice.org_project/413m1$Build-9783</meta:generator>
    <meta:editing-duration>P10DT4H54M26S</meta:editing-duration>
    <meta:editing-cycles>43</meta:editing-cycles>
    <meta:document-statistic meta:table-count="0" meta:image-count="0" meta:object-count="0" meta:page-count="5" meta:paragraph-count="51" meta:word-count="1573" meta:character-count="10780"/>
  </office:meta>
</office:document-meta>
</file>